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Courier New" officeooo:rsid="00188ab4" officeooo:paragraph-rsid="00188ab4"/>
    </style:style>
    <style:style style:name="P2" style:family="paragraph" style:parent-style-name="Standard">
      <style:paragraph-properties fo:line-height="150%" fo:text-align="center" style:justify-single-word="false"/>
      <style:text-properties style:font-name="Courier New" officeooo:rsid="00188ab4" officeooo:paragraph-rsid="00188ab4"/>
    </style:style>
    <style:style style:name="P3" style:family="paragraph" style:parent-style-name="Standard">
      <style:paragraph-properties fo:line-height="150%" fo:text-align="start" style:justify-single-word="false"/>
      <style:text-properties style:font-name="Courier New" officeooo:rsid="00188ab4" officeooo:paragraph-rsid="00188ab4"/>
    </style:style>
    <style:style style:name="P4" style:family="paragraph" style:parent-style-name="Standard">
      <style:paragraph-properties fo:line-height="150%" fo:text-align="start" style:justify-single-word="false"/>
      <style:text-properties style:font-name="Courier New" officeooo:rsid="001d29df" officeooo:paragraph-rsid="001d29df"/>
    </style:style>
    <style:style style:name="P5" style:family="paragraph" style:parent-style-name="Standard">
      <style:paragraph-properties fo:line-height="150%" fo:text-align="start" style:justify-single-word="false"/>
      <style:text-properties style:font-name="Courier New" officeooo:rsid="001db5a5" officeooo:paragraph-rsid="001db5a5"/>
    </style:style>
    <style:style style:name="T1" style:family="text">
      <style:text-properties officeooo:rsid="001a7a81"/>
    </style:style>
    <style:style style:name="T2" style:family="text">
      <style:text-properties officeooo:rsid="001d29df"/>
    </style:style>
    <style:style style:name="T3" style:family="text">
      <style:text-properties officeooo:rsid="001db5a5"/>
    </style:style>
    <style:style style:name="T4" style:family="text">
      <style:text-properties officeooo:rsid="001e01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an Brooks</text:p>
      <text:p text:style-name="P2">Capstone Document</text:p>
      <text:p text:style-name="P3"><text:tab/>When I came to college, I left behind many friends who went to different schools or were just younger than me. One way we are able to stay in contact is through internet communication applications. Currently I use an application called Discord. Discord allows you to create groups of friends that can all talk together via voice or text based chat. The great thing about Discord is it also allows the use of automated bots. There are bots to play music, moderate chat, give sports scores, and many others. </text:p>
      <text:p text:style-name="P3"><text:tab/>When I joined Truman’s ACM exec board, I wanted to get people interacting more and thought that Discord would be a great place for people to get information and talk to each other and hopefully make the club a closer community. I also knew that it would be impossible to keep track of everyone that joined the server without some automation. With all the bots out there, I was having a difficult time finding one that did everything I needed it to do. </text:p>
      <text:p text:style-name="P3"><text:tab/><text:span text:style-name="T1">I wanted people who were at truman and in the club to be a part of our Discord server, so that meant kicking people who had been in there too long and keeping track of how long they had been there. Most Discord bots are written in javascript, using node, or with python. I have used python before so I decided to push myself and use javascript since I had never really used it for anything. </text:span></text:p>
      <text:p text:style-name="P3"><text:tab/><text:span text:style-name="T2">This has been one of the most difficult assignments ive had in college. There is so much information about creating these bots out there on the internet, but everyone does it differently. This mixed with not being familiar with the language made me have to let go of some features and do a lot of research into how to program the features I could complete. Overall it did not come out as I expected it to, but it does what I want it to do. </text:span></text:p>
      <text:p text:style-name="P3"/>
      <text:p text:style-name="P4"><text:tab/>Most of my work was done alone with my laptop and server. I did get some help from a few friends and the internet for some parts. I <text:soft-page-break/>relied heavily on notepad++ as my development tool <text:span text:style-name="T3">and it worked out well. </text:span></text:p>
      <text:p text:style-name="P4"/>
      <text:p text:style-name="P5"><text:tab/>I didn’t work much with other people. There were a few times I worked in the same area as others and asked them a few questions, but other than that it was a solo project. </text:p>
      <text:p text:style-name="P5"/>
      <text:p text:style-name="P5"><text:tab/>I had two different hardware platforms I was using for this project. I had my laptop running windows, using notepad++ to write code. I also had my server which was an old core2 desktop that was running ubuntu and my node.js for actually running the bot. I always have preferred windows over linux, but with the direction linux is going, I might be more inclined to switch one day. </text:p>
      <text:p text:style-name="P5"/>
      <text:p text:style-name="P5"><text:tab/>I didn’t really have to utilize many communication skills besides being able to say what I needed to find in a search engine and the presentation itself. </text:p>
      <text:p text:style-name="P5"/>
      <text:p text:style-name="P5"><text:tab/>Many of the fundamental courses, such as CS310, were useful but besides knowing what structures to use, the language was mostly new to me. </text:p>
      <text:p text:style-name="P5"/>
      <text:p text:style-name="P5"><text:tab/>There weren’t really any non cs courses that helped with the programming part of the project. Communication and english classes help with the presentation.</text:p>
      <text:p text:style-name="P5"/>
      <text:p text:style-name="P5"><text:tab/>I learned a lot about javascript since I had not written anything in it before. I learned how to use libraries. I had never used libraries heavily in the past, so I learned how to import and use them. <text:span text:style-name="T4">I also learned how to use node on linux. It was simple to set up initially, but took some searching on how to get it to run how I wanted it to. </text:span></text:p>
      <text:p text:style-name="P5"/>
      <text:p text:style-name="P5"><text:soft-page-break/><text:tab/><text:span text:style-name="T4">There is no end to the problems I ran into with this project. When I first started this project I was using discords official discord.js, but I could not get that to connect no matter what I did. I had to switch to a different library eris.js. The issue is that eris isnt used as much as discord so it was more difficult to find answers to my questions about it. I learned to try and use something that you know is used, maintained, and clearly documented. </text:span></text:p>
      <text:p text:style-name="P5"/>
      <text:p text:style-name="P5"><text:tab/><text:span text:style-name="T4">I should have looked into creating a bot a lot more before I started. I did not know how much there was to look at. You can write a bot to work with only one server or many servers and the process is very different depending on which you choose. I believe the multi server solution is the more proper way of doing it but I was already far in when I realized that and it was too late. This made it more difficult to troubleshoot problems with the community. </text:span></text:p>
      <text:p text:style-name="P5"/>
      <text:p text:style-name="P5"><text:tab/><text:span text:style-name="T4">I was not able to add all the features I wanted and the bot is limited to one server per instance of the bot. This is not what I was expecting to happen, but with how much I had to learn to get to this point, I’m happy with what I got do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1:36:33.149000000</meta:creation-date>
    <dc:date>2019-04-21T14:48:53.345000000</dc:date>
    <meta:editing-duration>PT8H27M37S</meta:editing-duration>
    <meta:editing-cycles>3</meta:editing-cycles>
    <meta:generator>LibreOffice/6.2.2.2$Windows_X86_64 LibreOffice_project/2b840030fec2aae0fd2658d8d4f9548af4e3518d</meta:generator>
    <meta:document-statistic meta:table-count="0" meta:image-count="0" meta:object-count="0" meta:page-count="3" meta:paragraph-count="16" meta:word-count="858" meta:character-count="4539" meta:non-whitespace-character-count="3670"/>
  </office:meta>
</office:document-meta>
</file>